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ac07" officeooo:paragraph-rsid="0013ac07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13ac07" officeooo:paragraph-rsid="0013ac07"/>
    </style:style>
    <style:style style:name="P3" style:family="paragraph" style:parent-style-name="Standard" style:list-style-name="L1">
      <style:paragraph-properties fo:text-align="justify" style:justify-single-word="false"/>
      <style:text-properties officeooo:paragraph-rsid="0013ac07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14fb10" officeooo:paragraph-rsid="0014fb10"/>
    </style:style>
    <style:style style:name="T1" style:family="text">
      <style:text-properties officeooo:rsid="0013ac07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e Diary</text:p>
      <text:list xml:id="list2236583719" text:style-name="L1">
        <text:list-item>
          <text:p text:style-name="P3"><text:span text:style-name="T1">Проходил курсы по Deep Learning</text:span></text:p>
        </text:list-item>
        <text:list-item>
          <text:p text:style-name="P2">Ознакомился с <text:a xlink:type="simple" xlink:href="https://github.com/deepfakes/faceswap" text:style-name="Internet_20_link" text:visited-style-name="Visited_20_Internet_20_Link">https://github.com/deepfakes/faceswap</text:a></text:p>
        </text:list-item>
        <text:list-item>
          <text:p text:style-name="P2">Повторил библиотеки PyTorch, Numpy</text:p>
        </text:list-item>
        <text:list-item>
          <text:p text:style-name="P2">Умел пользоваться ssh, повторил это на практике. Через ssh подключался к школьным серверам</text:p>
        </text:list-item>
        <text:list-item>
          <text:p text:style-name="P2">Вспомнил пароль от GitHub</text:p>
        </text:list-item>
        <text:list-item>
          <text:p text:style-name="P2">Прочитал про Adversarial Attacks. <text:a xlink:type="simple" xlink:href="https://habr.com/ru/post/413775/" text:style-name="Internet_20_link" text:visited-style-name="Visited_20_Internet_20_Link">https://habr.com/ru/post/413775/</text:a></text:p>
        </text:list-item>
        <text:list-item>
          <text:p text:style-name="P2">Написал нейронку на “симулятор жизни”</text:p>
        </text:list-item>
        <text:list-item>
          <text:p text:style-name="P4">Прочитал про метод градиентного спуска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0T15:35:26.875885145</meta:creation-date>
    <dc:date>2020-01-20T15:54:00.333207185</dc:date>
    <meta:editing-duration>PT6M20S</meta:editing-duration>
    <meta:editing-cycles>1</meta:editing-cycles>
    <meta:document-statistic meta:table-count="0" meta:image-count="0" meta:object-count="0" meta:page-count="1" meta:paragraph-count="9" meta:word-count="54" meta:character-count="394" meta:non-whitespace-character-count="357"/>
    <meta:generator>LibreOffice/6.3.4.2.0$Linux_X86_64 LibreOffice_project/30$Build-2</meta:generator>
  </office:meta>
</office:document-meta>
</file>